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12a4" officeooo:paragraph-rsid="000612a4"/>
    </style:style>
    <style:style style:name="P2" style:family="paragraph" style:parent-style-name="Standard">
      <style:text-properties officeooo:rsid="0006de1f" officeooo:paragraph-rsid="0006de1f"/>
    </style:style>
    <style:style style:name="P3" style:family="paragraph" style:parent-style-name="Standard">
      <style:text-properties officeooo:rsid="0006f97d" officeooo:paragraph-rsid="0006de1f"/>
    </style:style>
    <style:style style:name="P4" style:family="paragraph" style:parent-style-name="Standard">
      <style:text-properties officeooo:rsid="0006f97d" officeooo:paragraph-rsid="0006f97d"/>
    </style:style>
    <style:style style:name="P5" style:family="paragraph" style:parent-style-name="Standard">
      <style:text-properties officeooo:rsid="000bb944" officeooo:paragraph-rsid="0006f97d"/>
    </style:style>
    <style:style style:name="P6" style:family="paragraph" style:parent-style-name="Standard">
      <style:text-properties officeooo:rsid="000bb944" officeooo:paragraph-rsid="000bb944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6de1f" officeooo:paragraph-rsid="0006de1f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6f97d" officeooo:paragraph-rsid="0006f97d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bb944" officeooo:paragraph-rsid="000bb94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Standard"/>
      <text:p text:style-name="P2">&lt;!-- il y a 2 façons de l'écrire--&gt;</text:p>
      <text:p text:style-name="P2"/>
      <text:p text:style-name="P2">1) var maison = new object ();</text:p>
      <text:p text:style-name="P2"/>
      <text:p text:style-name="P2">2) var maison;</text:p>
      <text:p text:style-name="P2"><text:s text:c="3"/>maison = new object ();</text:p>
      <text:p text:style-name="P2">1)<text:tab/>maison.couleurFacade="rouge",</text:p>
      <text:p text:style-name="P2"><text:tab/>maison.nombreChambres=3,</text:p>
      <text:p text:style-name="P2">2)<text:tab/>maison= {<text:tab/><text:tab/><text:tab/><text:tab/><text:tab/><text:tab/>&lt;!-- &lt;= JSON --&gt;</text:p>
      <text:p text:style-name="P2"><text:tab/>couleurfacade:"rouge",</text:p>
      <text:p text:style-name="P2"><text:tab/>nombreChambres:3</text:p>
      <text:p text:style-name="P2">}</text:p>
      <text:p text:style-name="P2"/>
      <text:p text:style-name="P2">----------------------------------------------------------------------------------------</text:p>
      <text:p text:style-name="P2"/>
      <text:p text:style-name="P2">var montableau;</text:p>
      <text:p text:style-name="P2">montableau = new Array();</text:p>
      <text:p text:style-name="P2"/>
      <text:p text:style-name="P2">montableau[0]="toto"; ect ...</text:p>
      <text:p text:style-name="P2"/>
      <text:p text:style-name="P2">alert(montableau.length);</text:p>
      <text:p text:style-name="P2"><text:s/></text:p>
      <text:p text:style-name="P2">----------------------------------------------------------------------------------------</text:p>
      <text:p text:style-name="P2"/>
      <text:p text:style-name="P2">var prenom="toto" &lt;!-- avec ceci il peut être un tableau--&gt;</text:p>
      <text:p text:style-name="P2">alert(prenom.length); </text:p>
      <text:p text:style-name="P2"/>
      <text:p text:style-name="P7"/>
      <text:p text:style-name="P2"/>
      <text:p text:style-name="P2"/>
      <text:p text:style-name="P2"/>
      <text:p text:style-name="P2"/>
      <text:p text:style-name="P2">var voiture;</text:p>
      <text:p text:style-name="P2"><text:tab/>voiture = new object();</text:p>
      <text:p text:style-name="P2"/>
      <text:p text:style-name="P2"><text:s text:c="2"/><text:tab/>voiture.dateAchat = newDate("2012-08-05");</text:p>
      <text:p text:style-name="P2"><text:tab/>/*voiture.dateAchat = "2012-08-05" ;*/</text:p>
      <text:p text:style-name="P2"/>
      <text:p text:style-name="P2">var num_jour_semaine= voiture.dateAchat.getDate();</text:p>
      <text:p text:style-name="P2"/>
      <text:p text:style-name="P2"/>
      <text:p text:style-name="P2">var une_autre_voiture;</text:p>
      <text:p text:style-name="P2"><text:tab/>une_autre_voiture= object();</text:p>
      <text:p text:style-name="P2"/>
      <text:p text:style-name="P7"/>
      <text:p text:style-name="P2"/>
      <text:p text:style-name="P2"><text:soft-page-break/>var age = 31;</text:p>
      <text:p text:style-name="P2">var aplusdeTrenteAns;</text:p>
      <text:p text:style-name="P2"/>
      <text:p text:style-name="P2">aplusdeTrenteAns = (age &gt;= 30); &lt;!--Booleem--&gt;</text:p>
      <text:p text:style-name="P2"/>
      <text:p text:style-name="P2">var aExactementTrenteAns;</text:p>
      <text:p text:style-name="P2"><text:tab/>aExactementTrenteAns = (age == 30); &lt;!--Booleem--&gt;</text:p>
      <text:p text:style-name="P2"/>
      <text:p text:style-name="P2"/>
      <text:p text:style-name="P2">&lt;</text:p>
      <text:p text:style-name="P2">&gt;</text:p>
      <text:p text:style-name="P2">&lt;=</text:p>
      <text:p text:style-name="P2">=&gt;</text:p>
      <text:p text:style-name="P2">== COMPARAISON</text:p>
      <text:p text:style-name="P2">= ASSIGNATION</text:p>
      <text:p text:style-name="P2">!= (est différent de ...)</text:p>
      <text:p text:style-name="P2"><draw:frame draw:style-name="fr1" draw:name="Objet1" text:anchor-type="paragraph" svg:x="-0.639cm" svg:y="0.319cm" svg:width="18.798cm" svg:height="3.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8"/>
      <text:p text:style-name="P4"/>
      <text:p text:style-name="P4">if (age &gt; 18) {document.write("Vous êtes majeur")};</text:p>
      <text:p text:style-name="P4"><text:s text:c="9"/>else <text:s text:c="5"/>{document.write("Vous êtes mineur")};</text:p>
      <text:p text:style-name="P5"/>
      <text:p text:style-name="P9"/>
      <text:p text:style-name="P6"/>
      <text:p text:style-name="P6">var compteur;</text:p>
      <text:p text:style-name="P6"/>
      <text:p text:style-name="P6">for(compteur= 0 ;compteur &lt; 10; compteur++){</text:p>
      <text:p text:style-name="P6"><text:s text:c="4"/>alert(compteur);</text:p>
      <text:p text:style-name="P6">}</text:p>
      <text:p text:style-name="P6"><text:s text:c="4"/>alert("end");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2:46:20.556555582</meta:creation-date>
    <dc:date>2014-05-14T16:52:03.895722970</dc:date>
    <meta:editing-duration>PT4H3M22S</meta:editing-duration>
    <meta:editing-cycles>7</meta:editing-cycles>
    <meta:generator>LibreOffice/4.2.3.3$Linux_X86_64 LibreOffice_project/420m0$Build-3</meta:generator>
    <meta:document-statistic meta:table-count="0" meta:image-count="0" meta:object-count="1" meta:page-count="2" meta:paragraph-count="46" meta:word-count="142" meta:character-count="1236" meta:non-whitespace-character-count="1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 table:style-name="ce3" office:value-type="string" calcext:value-type="string" table:number-columns-spanned="3" table:number-rows-spanned="1">
            <text:p>&amp;&amp; (et)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|| (ou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ool 1</text:p>
          </table:table-cell>
          <table:table-cell office:value-type="string" calcext:value-type="string">
            <text:p>Bool 2</text:p>
          </table:table-cell>
          <table:table-cell office:value-type="string" calcext:value-type="string">
            <text:p>Bool 1 || bool 2</text:p>
          </table:table-cell>
          <table:table-cell/>
          <table:table-cell office:value-type="string" calcext:value-type="string">
            <text:p>Bool 1</text:p>
          </table:table-cell>
          <table:table-cell office:value-type="string" calcext:value-type="string">
            <text:p>Bool 2</text:p>
          </table:table-cell>
          <table:table-cell office:value-type="string" calcext:value-type="string">
            <text:p>Bool 1 || bool 2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/>
          <table:table-cell table:number-columns-repeated="3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12:47:58.78303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